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61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168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2.341cm"/>
    </style:style>
    <style:style style:name="co7" style:family="table-column">
      <style:table-column-properties fo:break-before="auto" style:column-width="4.764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color="#0000e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1.76pt double-thin #000000" style:border-line-width="0.018cm 0.026cm 0.018cm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number-columns-repeated="4" table:default-cell-style-name="ce3"/>
        <table:table-column table:style-name="co1" table:number-columns-repeated="2" table:default-cell-style-name="Default"/>
        <table:table-column table:style-name="co3" table:number-columns-repeated="4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>
            <text:p>Table 1 (celle qui a le moins de colonnes)</text:p>
          </table:table-cell>
          <table:table-cell table:number-columns-repeated="5"/>
          <table:table-cell table:style-name="ce5" office:value-type="string" calcext:value-type="string">
            <text:p>Table 2 <text:s/>(celle qui a le plus de colonnes)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Groupe T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 </text:p>
          </table:table-cell>
          <table:table-cell table:style-name="ce6" office:value-type="string" calcext:value-type="string">
            <text:p>U</text:p>
          </table:table-cell>
          <table:table-cell table:style-name="ce8" office:value-type="string" calcext:value-type="string">
            <text:p>jointure G</text:p>
          </table:table-cell>
          <table:table-cell table:style-name="ce8" office:value-type="string" calcext:value-type="string">
            <text:p>delete cascade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 </text:p>
          </table:table-cell>
          <table:table-cell table:style-name="ce6" office:value-type="string" calcext:value-type="string">
            <text:p>U</text:p>
          </table:table-cell>
          <table:table-cell table:style-name="ce8" office:value-type="string" calcext:value-type="string">
            <text:p>jointure</text:p>
          </table:table-cell>
          <table:table-cell table:style-name="ce8" office:value-type="string" calcext:value-type="string">
            <text:p>LD create</text:p>
          </table:table-cell>
          <table:table-cell table:style-name="ce8" office:value-type="string" calcext:value-type="string">
            <text:p>LD update</text:p>
          </table:table-cell>
          <table:table-cell table:style-name="ce8" office:value-type="string" calcext:value-type="string">
            <text:p>etat</text:p>
          </table:table-cell>
          <table:table-cell table:style-name="ce8" office:value-type="string" calcext:value-type="string">
            <text:p>filtre</text:p>
          </table:table-cell>
          <table:table-cell table:style-name="ce8" office:value-type="string" calcext:value-type="string">
            <text:p>URL pythonanywhere</text:p>
          </table:table-cell>
          <table:table-cell table:style-name="ce8" office:value-type="string" calcext:value-type="string">
            <text:p>qualité de l’interface et du jeu de test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2" office:value-type="string" calcext:value-type="string">
            <text:p>Thérézien</text:p>
          </table:table-cell>
          <table:table-cell table:style-name="ce2" office:value-type="string" calcext:value-type="string">
            <text:p>Titouan</text:p>
          </table:table-cell>
          <table:table-cell table:style-name="ce2" office:value-type="string" calcext:value-type="string">
            <text:p>A1</text:p>
          </table:table-cell>
          <table:table-cell table:number-columns-repeated="15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outon permettant de trier chaque show par ordre croissant (Bouton jaune a coté Titre de colonne)</text:p>
            <text:p/>
          </table:table-cell>
          <table:table-cell table:number-columns-repeated="1004"/>
        </table:table-row>
        <table:table-row table:style-name="ro4">
          <table:table-cell table:style-name="ce3" office:value-type="string" calcext:value-type="string">
            <text:p>compéter les cellules ci-dessus avec :</text:p>
          </table:table-cell>
          <table:table-cell table:number-columns-repeated="1023"/>
        </table:table-row>
        <table:table-row table:style-name="ro4">
          <table:table-cell table:number-columns-repeated="3" table:style-name="ce4" office:value-type="string" calcext:value-type="string">
            <text:p>du texte</text:p>
          </table:table-cell>
          <table:table-cell table:number-columns-repeated="15" table:style-name="ce4" office:value-type="string" calcext:value-type="string">
            <text:p>1 ou 0</text:p>
          </table:table-cell>
          <table:table-cell table:number-columns-repeated="2" table:style-name="ce4" office:value-type="string" calcext:value-type="string">
            <text:p>du texte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8"/>
          <table:table-cell office:value-type="string" calcext:value-type="string">
            <text:p><text:s text:c="2"/>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string" calcext:value-type="string">
            <text:p>R : read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C : create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D : delete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U : update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Jointure G : affichage du nombre d’éléments joints de la table 2 à l’aide d’une jointure externe (gauche ou droite)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delete Cascade : interface qui permet de supprimer en cascade les éléments joints de la table 2 + affichage du nombre d’objets à supprimer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jointure : affichage d’un champ autre que l’identifiant de la table 1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LD create : liste déroulante pour ajouter (pas de valeur par défaut)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LD update : liste déroulante pour modifier, sélection de <text:s/>la bonne valeur lors d’une modification d’un enregistrement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7" office:value-type="string" calcext:value-type="string">
            <text:p>état : utilisation de 2 requêtes minimum avec des fonctions d’agrégation et <text:s/>des jointures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7" office:value-type="string" calcext:value-type="string">
            <text:p>filtre : utilisation des sessions pour conserver les valeurs sélectionnées dans le filtre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URL pythonanywhere : si l’application est en ligne, indiquer l’URL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qualité de l’interface et du jeu de test : indiquer si vous avez ajouter des images des enregistrements ….</text:p>
          </table:table-cell>
          <table:table-cell table:number-columns-repeated="1020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Feuille1" style:display-name="PageStyle_Feuille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09:36:57</meta:creation-date>
    <dc:language>fr-FR</dc:language>
    <dc:date>2022-12-27T22:30:43.152395036</dc:date>
    <meta:editing-cycles>7</meta:editing-cycles>
    <meta:editing-duration>P1DT23H9M23S</meta:editing-duration>
    <meta:generator>LibreOffice/7.3.7.2$Linux_X86_64 LibreOffice_project/30$Build-2</meta:generator>
    <meta:document-statistic meta:table-count="1" meta:cell-count="76" meta:object-count="0"/>
    <meta:user-defined meta:name="AppVersion">15.0000</meta:user-defined>
  </office:meta>
</office:document-meta>
</file>